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fc877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fda0b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0936b"/>
    </style:style>
    <style:style style:name="P5" style:family="paragraph" style:parent-style-name="Standard">
      <style:text-properties officeooo:paragraph-rsid="0010936b"/>
    </style:style>
    <style:style style:name="P6" style:family="paragraph" style:parent-style-name="Standard">
      <style:text-properties officeooo:rsid="000e1e7e" officeooo:paragraph-rsid="000e1e7e"/>
    </style:style>
    <style:style style:name="P7" style:family="paragraph" style:parent-style-name="Standard">
      <style:text-properties officeooo:rsid="000e1e7e" officeooo:paragraph-rsid="000fda0b"/>
    </style:style>
    <style:style style:name="P8" style:family="paragraph" style:parent-style-name="Standard">
      <style:text-properties officeooo:rsid="0010936b" officeooo:paragraph-rsid="0010936b"/>
    </style:style>
    <style:style style:name="P9" style:family="paragraph" style:parent-style-name="Standard">
      <style:paragraph-properties fo:text-align="center" style:justify-single-word="false"/>
      <style:text-properties officeooo:rsid="0011b555" officeooo:paragraph-rsid="0011b555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1b555" officeooo:paragraph-rsid="0011b555" style:font-weight-asian="bold" style:font-weight-complex="bold"/>
    </style:style>
    <style:style style:name="P11" style:family="paragraph" style:parent-style-name="Standard">
      <style:text-properties officeooo:rsid="000e1e7e" officeooo:paragraph-rsid="000fda0b"/>
    </style:style>
    <style:style style:name="P12" style:family="paragraph" style:parent-style-name="Standard">
      <style:text-properties officeooo:rsid="000fda0b" officeooo:paragraph-rsid="000fda0b"/>
    </style:style>
    <style:style style:name="P13" style:family="paragraph" style:parent-style-name="Standard">
      <style:text-properties officeooo:rsid="000fda0b" officeooo:paragraph-rsid="0010936b"/>
    </style:style>
    <style:style style:name="P14" style:family="paragraph" style:parent-style-name="Standard">
      <style:text-properties officeooo:paragraph-rsid="00135247"/>
    </style:style>
    <style:style style:name="T1" style:family="text">
      <style:text-properties officeooo:rsid="000e1e7e"/>
    </style:style>
    <style:style style:name="T2" style:family="text">
      <style:text-properties officeooo:rsid="000fc877"/>
    </style:style>
    <style:style style:name="T3" style:family="text">
      <style:text-properties officeooo:rsid="000fda0b"/>
    </style:style>
    <style:style style:name="T4" style:family="text">
      <style:text-properties officeooo:rsid="0010936b"/>
    </style:style>
    <style:style style:name="T5" style:family="text">
      <style:text-properties officeooo:rsid="0013a944"/>
    </style:style>
    <style:style style:name="T6" style:family="text">
      <style:text-properties officeooo:rsid="0014e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вет на вопрос к лабе 3.2 по базам данных.</text:p>
      <text:p text:style-name="P9">Семеняк Георгий, 328 группа</text:p>
      <text:p text:style-name="P8">Задание: существует много ролей, у пользователя их может быть сколько угодно. Нужно ограничить пользователю доступ к таблице (например, feedbacks), но так, чтобы другие от этого не пострадали</text:p>
      <text:p text:style-name="P6"/>
      <text:p text:style-name="P6">Как бы можно было сделать, если бы права пользователю выдал администратор, и этот же администратор хочет эти права забрать:<text:line-break/><text:line-break/>REVOKE ALL PRIVILEGES ON schedule.feedbacks on user1</text:p>
      <text:p text:style-name="P6"/>
      <text:p text:style-name="P7">Но это означает только «лишить пользователя всех прав, которые ему дал я»</text:p>
      <text:p text:style-name="P14"><text:span text:style-name="T3">(не очень логично, если честно, потому что мы же заходим от суперпользователя)</text:span><text:span text:style-name="T1"><text:line-break/><text:line-break/>Как можно было бы, если бы был не Postgresql </text:span><text:span text:style-name="T4">(T-SQL (sql server))</text:span><text:span text:style-name="T1">:</text:span></text:p>
      <text:p text:style-name="P14"><text:span text:style-name="T1"><text:line-break/>DENY ALL PRIVILEGES ON OBJECT::schedule.feedbacks on user1</text:span></text:p>
      <text:p text:style-name="P5"><text:span text:style-name="T1"><text:line-break/>Но в Postgresql у нас </text:span><text:span text:style-name="T5">так сделать нельзя:(</text:span><text:span text:style-name="T1"><text:line-break/><text:line-break/>Вариант, как </text:span><text:span text:style-name="T2">сделать аналогичное:<text:line-break/><text:line-break/><text:line-break/>1)Забрать у пользователя все роли, которые дают доступ к ненужной таблице<text:line-break/>И либо выдать другие роли/либо создать новую роль, в которой будет дан доступ ко всем таблицам, кроме той, к которой хотим запретить.<text:line-break/></text:span><text:span text:style-name="T3">Алгоритм:</text:span><text:span text:style-name="T2"><text:line-break/><text:line-break/>1. Проверяем, кто даёт пользователю доступ к какой таблице:<text:line-break/></text:span><text:span text:style-name="Source_20_Text">SELECT table_name, grantor</text:span></text:p>
      <text:p text:style-name="Preformatted_20_Text"><text:span text:style-name="Source_20_Text"><text:s text:c="4"/>FROM information_schema.role_table_grants</text:span></text:p>
      <text:p text:style-name="Preformatted_20_Text"><text:span text:style-name="Source_20_Text"><text:s text:c="4"/>WHERE</text:span></text:p>
      <text:p text:style-name="Preformatted_20_Text"><text:span text:style-name="Source_20_Text"><text:s text:c="8"/>table_schema = quote_ident('public')</text:span></text:p>
      <text:p text:style-name="Preformatted_20_Text"><text:span text:style-name="Source_20_Text"><text:s text:c="8"/>AND grantee = quote_ident('</text:span><text:span text:style-name="Source_20_Text"><text:span text:style-name="T2">user1</text:span></text:span><text:span text:style-name="Source_20_Text">')</text:span></text:p>
      <text:p text:style-name="Preformatted_20_Text"><text:span text:style-name="Source_20_Text"><text:s text:c="8"/>AND privilege_type = 'SELECT'</text:span></text:p>
      <text:p text:style-name="Preformatted_20_Text"><text:span text:style-name="Source_20_Text">;</text:span></text:p>
      <text:p text:style-name="Preformatted_20_Text"><text:span text:style-name="Source_20_Text"><text:s/>table_name | grantor <text:s/></text:span></text:p>
      <text:p text:style-name="Preformatted_20_Text"><text:span text:style-name="Source_20_Text">------------+----------</text:span></text:p>
      <text:p text:style-name="P1"><text:span text:style-name="Source_20_Text"><text:s/></text:span><text:span text:style-name="Source_20_Text"><text:span text:style-name="T3">feedbacks</text:span></text:span><text:span text:style-name="Source_20_Text"><text:span text:style-name="T2"> </text:span></text:span><text:span text:style-name="Source_20_Text"><text:s/>| postgres</text:span></text:p>
      <text:p text:style-name="P1"><text:span text:style-name="Source_20_Text">. . . . . . . . . . . .</text:span></text:p>
      <text:p text:style-name="P2"><text:span text:style-name="Source_20_Text"><text:span text:style-name="T2">2. Те роли, которые даны сисадмином (в нашем случае — postgres мы можем забрать с помощью REVOKE</text:span></text:span></text:p>
      <text:p text:style-name="P3"><text:span text:style-name="Source_20_Text"><text:span text:style-name="T3">REVOKE role1 FROM user1;</text:span></text:span></text:p>
      <text:p text:style-name="P3"><text:span text:style-name="Source_20_Text">. . . . </text:span></text:p>
      <text:p text:style-name="P2"><text:span text:style-name="Source_20_Text"><text:span text:style-name="T2">3. Остальные роли забираем у пользователя: REVOKE role FROM user1 и тд<text:line-break/>4. Создаём новую роль с доступом ко всему, кроме того, что не нужно, </text:span></text:span><text:span text:style-name="Source_20_Text"><text:span text:style-name="T6">но то, что у пользователя мы забрали. И даём ее этому пользователю.</text:span></text:span><text:span text:style-name="Source_20_Text"><text:span text:style-name="T2"><text:line-break/>CREATE ROLE new_role;</text:span></text:span></text:p>
      <text:p text:style-name="P2"><text:span text:style-name="Source_20_Text">GRANT . . . ON </text:span><text:span text:style-name="Source_20_Text"><text:span text:style-name="T2">table1</text:span></text:span><text:span text:style-name="Source_20_Text"> TO </text:span><text:span text:style-name="Source_20_Text"><text:span text:style-name="T2">new_</text:span></text:span><text:span text:style-name="Source_20_Text">_role;</text:span></text:p>
      <text:p text:style-name="P2"><text:soft-page-break/><text:span text:style-name="Source_20_Text">. . . .</text:span></text:p>
      <text:p text:style-name="P2"><text:span text:style-name="Source_20_Text"><text:span text:style-name="T2">GRANT new_role to user1;</text:span></text:span></text:p>
      <text:p text:style-name="P2"><text:span text:style-name="Source_20_Text"><text:span text:style-name="T2">5. Данные защищены, всё хорошо (надеюсь!)</text:span></text:span></text:p>
      <text:p text:style-name="P2"><text:span text:style-name="Source_20_Text"/></text:p>
      <text:p text:style-name="P12">2) Более плохой, но наверное тоже рабочий вариант<text:line-break/>Проверить, у кого вообще есть доступ к данной таблице, и кто может предоставлять доступ к ней. Спросить у тех, у кого есть разрешение предоставлять доступ, давали ли они данному пользователю доступ. Если кто-то давал, попросить именно его забрать доступ</text:p>
      <text:p text:style-name="P13">(в реалиях компании и отстутвии срочности звучит не так плохо)</text:p>
      <text:p text:style-name="P5"><text:span text:style-name="T4">Это можно сделать так:</text:span><text:span text:style-name="T3"><text:line-break/><text:line-break/></text:span><text:span text:style-name="Source_20_Text">SELECT grantee, privilege_type, is_grantable</text:span></text:p>
      <text:p text:style-name="Preformatted_20_Text"><text:span text:style-name="Source_20_Text"><text:s text:c="4"/>FROM information_schema.role_table_grants</text:span></text:p>
      <text:p text:style-name="Preformatted_20_Text"><text:span text:style-name="Source_20_Text"><text:s text:c="4"/>WHERE</text:span></text:p>
      <text:p text:style-name="Preformatted_20_Text"><text:span text:style-name="Source_20_Text"><text:s text:c="8"/>table_schema = quote_ident('public')</text:span></text:p>
      <text:p text:style-name="Preformatted_20_Text"><text:span text:style-name="Source_20_Text"><text:s text:c="8"/>AND table_name = quote_ident('</text:span><text:span text:style-name="Source_20_Text"><text:span text:style-name="T3">feedbacks</text:span></text:span><text:span text:style-name="Source_20_Text">')</text:span></text:p>
      <text:p text:style-name="Preformatted_20_Text"><text:span text:style-name="Source_20_Text"><text:s text:c="8"/>AND privilege_type = 'SELECT'</text:span></text:p>
      <text:p text:style-name="Preformatted_20_Text"><text:span text:style-name="Source_20_Text">;</text:span></text:p>
      <text:p text:style-name="Preformatted_20_Text"><text:span text:style-name="Source_20_Text"><text:s text:c="2"/>grantee <text:s/>| privilege_type | is_grantable </text:span></text:p>
      <text:p text:style-name="Preformatted_20_Text"><text:span text:style-name="Source_20_Text">-----------+----------------+--------------</text:span></text:p>
      <text:p text:style-name="Preformatted_20_Text"><text:span text:style-name="Source_20_Text"><text:s/>postgres <text:s/>| SELECT <text:s text:c="8"/>| YES</text:span></text:p>
      <text:p text:style-name="Preformatted_20_Text"><text:span text:style-name="Source_20_Text"><text:s/></text:span><text:span text:style-name="Source_20_Text"><text:span text:style-name="T4">user1</text:span></text:span><text:span text:style-name="Source_20_Text"> <text:s text:c="4"/>| SELECT <text:s text:c="8"/>| NO</text:span></text:p>
      <text:p text:style-name="P4"><text:span text:style-name="Source_20_Text"><text:s/></text:span><text:span text:style-name="Source_20_Text"><text:span text:style-name="T4">user2 <text:s text:c="3"/></text:span></text:span><text:span text:style-name="Source_20_Text"><text:s/>| SELECT <text:s text:c="8"/>| </text:span><text:span text:style-name="Source_20_Text"><text:span text:style-name="T4">YES</text:span></text:span></text:p>
      <text:p text:style-name="P4"><text:span text:style-name="Source_20_Text"><text:span text:style-name="T4">3)Была мысль про trigger INSTEAD OF вкупе с проверкой на имя пользователя через </text:span></text:span><text:span text:style-name="Source_20_Text">pg_auth_members </text:span><text:span text:style-name="Source_20_Text"><text:span text:style-name="T4">и role_id внутри него. Но тут тоже проблема есть в том, что его можно писать для insert, update, delete, truncate. Но раз мы хотим ограничить доступ, то нужно еще и select, а для него instead of сделать нельзя, поэтому идея отпала. Но для других операторов тоже, как вариант.</text:span></text:span></text:p>
      <text:p text:style-name="P7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09:26.497870944</meta:creation-date>
    <dc:date>2022-11-02T11:08:08.203609724</dc:date>
    <meta:editing-duration>PT3M18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42" meta:word-count="453" meta:character-count="3010" meta:non-whitespace-character-count="2479"/>
  </office:meta>
</office:document-meta>
</file>